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545" officeooo:paragraph-rsid="0019d545"/>
    </style:style>
    <style:style style:name="P2" style:family="paragraph" style:parent-style-name="Standard">
      <style:paragraph-properties fo:text-align="start" style:justify-single-word="false"/>
      <style:text-properties officeooo:rsid="0019d545" officeooo:paragraph-rsid="0019d54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d545" officeooo:paragraph-rsid="0019d54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d545" officeooo:paragraph-rsid="0019d545"/>
    </style:style>
    <style:style style:name="P5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text-indent="-0.1252in" style:auto-text-indent="false" style:page-number="auto" fo:background-color="transparent"/>
      <style:text-properties fo:font-weight="bold" officeooo:rsid="0019d545" officeooo:paragraph-rsid="0019d545" style:font-weight-asian="bold" style:font-weight-complex="bold"/>
    </style:style>
    <style:style style:name="P6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bold" officeooo:rsid="0019d545" officeooo:paragraph-rsid="0019d545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366in" fo:margin-right="0in" fo:text-align="start" style:justify-single-word="false" fo:text-indent="-0.1252in" style:auto-text-indent="false" fo:background-color="transparent"/>
      <style:text-properties fo:font-weight="bold" officeooo:rsid="0019d545" officeooo:paragraph-rsid="0019d545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9d545" officeooo:paragraph-rsid="0019d54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ing</text:p>
      <text:p text:style-name="P1"/>
      <text:p text:style-name="P1"/>
      <text:p text:style-name="P2"/>
      <text:p text:style-name="P3">Unit Testing:</text:p>
      <text:list xml:id="list4240081561" text:style-name="List_20_1">
        <text:list-item>
          <text:p text:style-name="P5"><text:span text:style-name="T1">Unit testing will be done with phpunit</text:span></text:p>
        </text:list-item>
        <text:list-item>
          <text:p text:style-name="P6"><text:span text:style-name="T1">All functions must have tests</text:span></text:p>
        </text:list-item>
        <text:list-item>
          <text:p text:style-name="P6"><text:span text:style-name="T1">Unit tests are located in </text:span><text:span text:style-name="T4">Source/opentray/tests/Unit</text:span></text:p>
        </text:list-item>
        <text:list-item>
          <text:p text:style-name="P6"><text:span text:style-name="T4">Unit tests can be created using "php artisan make:test UserTest --unit"</text:span></text:p>
        </text:list-item>
        <text:list-item>
          <text:p text:style-name="P6"><text:span text:style-name="T4">Documentation can be found at </text:span><text:a xlink:type="simple" xlink:href="https://laravel.com/docs/5.8/testing" text:style-name="Internet_20_link" text:visited-style-name="Visited_20_Internet_20_Link"><text:span text:style-name="T4">https://laravel.com/docs/5.8/testing</text:span></text:a></text:p>
        </text:list-item>
      </text:list>
      <text:p text:style-name="P7"><text:span text:style-name="T4"/></text:p>
      <text:p text:style-name="P8"><text:span text:style-name="T4"/></text:p>
      <text:p text:style-name="P8"><text:span text:style-name="T4"/></text:p>
      <text:p text:style-name="P8"><text:span text:style-name="T3">System Testing:</text:span></text:p>
      <text:list xml:id="list182524948220203" text:continue-numbering="true" text:style-name="List_20_1">
        <text:list-item>
          <text:p text:style-name="P5"><text:span text:style-name="T4">System testing is done with Dusk.</text:span></text:p>
        </text:list-item>
        <text:list-item>
          <text:p text:style-name="P6"><text:span text:style-name="T4">You'll need to install the package "chromium-chromedriver"</text:span></text:p>
        </text:list-item>
        <text:list-item>
          <text:p text:style-name="P6"><text:span text:style-name="T4">All interactable elements (buttons, textboxes, etc) must have a dusk tag, use all lowercase for names, ie "&lt;button dusk="submit_button"&gt;Submit&lt;/button&gt;".</text:span></text:p>
        </text:list-item>
        <text:list-item>
          <text:p text:style-name="P6"><text:span text:style-name="T4">Tests can be run using "php artisan dusk"</text:span></text:p>
        </text:list-item>
        <text:list-item>
          <text:p text:style-name="P6"><text:span text:style-name="T4">Documentation can be found at https://laravel.com/docs/5.8/dus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20:43.014208973</meta:creation-date>
    <dc:date>2019-12-10T18:25:24.055293006</dc:date>
    <meta:editing-duration>PT4M41S</meta:editing-duration>
    <meta:editing-cycles>1</meta:editing-cycles>
    <meta:document-statistic meta:table-count="0" meta:image-count="0" meta:object-count="0" meta:page-count="1" meta:paragraph-count="13" meta:word-count="97" meta:character-count="649" meta:non-whitespace-character-count="576"/>
    <meta:generator>LibreOffice/6.0.7.3$Linux_X86_64 LibreOffice_project/00m0$Build-3</meta:generator>
  </office:meta>
</office:document-meta>
</file>